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language="es" fo:country="ES" officeooo:rsid="00179f8d" officeooo:paragraph-rsid="00179f8d"/>
    </style:style>
    <style:style style:name="P2" style:family="paragraph" style:parent-style-name="Text_20_body">
      <style:text-properties fo:language="es" fo:country="ES" officeooo:rsid="00179f8d" officeooo:paragraph-rsid="00179f8d"/>
    </style:style>
    <style:style style:name="P3" style:family="paragraph" style:parent-style-name="Text_20_body">
      <style:text-properties fo:language="es" fo:country="ES" officeooo:rsid="0019909e" officeooo:paragraph-rsid="0019909e"/>
    </style:style>
    <style:style style:name="T1" style:family="text">
      <style:text-properties officeooo:rsid="001900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alización del entorno de desarrollo</text:h>
      <text:p text:style-name="P3">Primero hay que mencionar el uso de projetsii como gestión de tareas y github como gestión del repositorio</text:p>
      <text:p text:style-name="P2">Para la realización del entorno de desarrollo se ha usado Docker eligiendo como sistema operativo base Alpine Linux que es una distribución de Linux preparada para el uso de aplicaciones a través de Docker, aunque no dio un buen resultado debido a la dificultad de gestionar la integración entre tantos programas, <text:span text:style-name="T1">por lo que se decidió usar Ubuntu, aunque la integración fue igual de problemática así que se decidió usar imágenes de Docker hub. Tras ello se preparó un Dockerfile con todo lo necesario, que en este caso sería mysql y Wordpress cogiendo las imágenes de library/wordpress y library/mysql pero no funcionaban debido a que dichas imágenes eran para instalar otros software, por lo que se decidió usar una imagen que tenía todo hecho y era desarrollado por Bitnami (un servicio de hosting), dicha imagen tenía mariadb en lugar de mysql aunque no fue problemático porque son muy parecidos y la tarea de portar el software a esa plataforma fue bastante sencilla. Después de una serie de errores porque faltaba la configuración pertinente, se consiguió hacer funcionar, uno de esos problemas fue que la base de datos no cogía correctamente el volumen definido por el docker-compose, para ello se creó la carpeta y se asignaron los permisos root manualmente.</text:span></text:p>
      <text:p text:style-name="P3">Existieron una serie de problemas posteriores a la hora de portar el proyecto en el repositorio a otros ordenadores, como por ejemplo un problema con la ejecución de mariadb al ejecutar el comando docker-compose que se solucionó eliminando la línea de volúmenes para mariadb en el docker-compose y asignándolo manualmente con root importando el archivo sql desde myphpadmin.</text:p>
      <text:p text:style-name="P3">Finalmente el entorno de desarrollo ha sido creado exitosamente y está listo para su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7:46:26.092409753</meta:creation-date>
    <dc:date>2017-11-19T10:56:21.561000000</dc:date>
    <meta:editing-duration>PT8M47S</meta:editing-duration>
    <meta:editing-cycles>2</meta:editing-cycles>
    <meta:generator>LibreOffice/5.3.2.2$Windows_x86 LibreOffice_project/6cd4f1ef626f15116896b1d8e1398b56da0d0ee1</meta:generator>
    <meta:document-statistic meta:table-count="0" meta:image-count="0" meta:object-count="0" meta:page-count="1" meta:paragraph-count="5" meta:word-count="305" meta:character-count="1872" meta:non-whitespace-character-count="1572"/>
  </office:meta>
</office:document-meta>
</file>